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7.709cm"/>
    </style:style>
    <style:style style:name="co3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ext-properties fo:color="#000000"/>
    </style:style>
    <style:style style:name="ce2" style:family="table-cell" style:parent-style-name="Default" style:data-style-name="N10084">
      <style:table-cell-properties style:rotation-align="none"/>
    </style:style>
    <style:style style:name="ce3" style:family="table-cell" style:parent-style-name="Default" style:data-style-name="N84"/>
    <style:style style:name="ce4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 style:data-style-name="N10084">
      <style:table-cell-properties style:rotation-align="none"/>
    </style:style>
    <style:style style:name="ce15" style:family="table-cell" style:parent-style-name="Default" style:data-style-name="N84"/>
    <style:style style:name="ce16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number-columns-repeated="2" table:default-cell-style-name="ce1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13" office:value-type="string" calcext:value-type="string">
            <text:p>Data</text:p>
          </table:table-cell>
          <table:table-cell table:style-name="ce13"/>
          <table:table-cell table:style-name="ce13" office:value-type="string" calcext:value-type="string">
            <text:p>Czas [h]</text:p>
          </table:table-cell>
          <table:table-cell table:style-name="ce13" office:value-type="string" calcext:value-type="string">
            <text:p>Komentarz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date" office:date-value="2020-07-01" calcext:value-type="date">
            <text:p>2020-07-01</text:p>
          </table:table-cell>
          <table:table-cell office:value-type="string" calcext:value-type="string">
            <text:p>8:30 - 10:00 </text:p>
          </table:table-cell>
          <table:table-cell table:style-name="ce16" office:value-type="float" office:value="1.5" calcext:value-type="float">
            <text:p><text:s/>1,5 <text:s/></text:p>
          </table:table-cell>
          <table:table-cell office:value-type="string" calcext:value-type="string">
            <text:p>Udział w webinarze "Wprowadzenie do Hacktyk / Scrum praktycznie - początek"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7-01" calcext:value-type="date">
            <text:p>2020-07-01</text:p>
          </table:table-cell>
          <table:table-cell office:value-type="string" calcext:value-type="string">
            <text:p>12:00 - 13: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ysty kod na przykładzie Kotlina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7-02" calcext:value-type="date">
            <text:p>2020-07-02</text:p>
          </table:table-cell>
          <table:table-cell office:value-type="string" calcext:value-type="string">
            <text:p>11:00 - 12: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ówienie gitflow na przykładzie CI/CD 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7-02" calcext:value-type="date">
            <text:p>2020-07-02</text:p>
          </table:table-cell>
          <table:table-cell office:value-type="string" calcext:value-type="string">
            <text:p>13:00 - 15: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łędy programistów przy pisaniu zapytań bazodanowych (i nie tylko)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7-03" calcext:value-type="date">
            <text:p>2020-07-03</text:p>
          </table:table-cell>
          <table:table-cell office:value-type="string" calcext:value-type="string">
            <text:p>10:00 - 14: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 + Spring + TDD = &lt;3 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7-03" calcext:value-type="date">
            <text:p>2020-07-03</text:p>
          </table:table-cell>
          <table:table-cell office:value-type="string" calcext:value-type="string">
            <text:p>14:00 - 15: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prowadzenie w świat testowania oprogramowania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7-06" calcext:value-type="date">
            <text:p>2020-07-06</text:p>
          </table:table-cell>
          <table:table-cell office:value-type="string" calcext:value-type="string">
            <text:p>11:00 - 12: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P.NET Core Web API + Entity Framework Core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7-06" calcext:value-type="date">
            <text:p>2020-07-06</text:p>
          </table:table-cell>
          <table:table-cell office:value-type="string" calcext:value-type="string">
            <text:p>13:00 - 14: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 się integrować (z REST API)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7-07" calcext:value-type="date">
            <text:p>2020-07-07</text:p>
          </table:table-cell>
          <table:table-cell office:value-type="string" calcext:value-type="string">
            <text:p>9:00 - 10: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stawy Fluttera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7-07" calcext:value-type="date">
            <text:p>2020-07-07</text:p>
          </table:table-cell>
          <table:table-cell office:value-type="string" calcext:value-type="string">
            <text:p>11:00 - 12: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t crash course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7-08" calcext:value-type="date">
            <text:p>2020-07-08</text:p>
          </table:table-cell>
          <table:table-cell office:value-type="string" calcext:value-type="string">
            <text:p>10:00 - 11: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ybkie myki na lepsze produkty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7-08" calcext:value-type="date">
            <text:p>2020-07-08</text:p>
          </table:table-cell>
          <table:table-cell office:value-type="string" calcext:value-type="string">
            <text:p>13:00 - 14:00 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JavaScript i jego mechanizmy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1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stępny design aplikacji w Adobe Xd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14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poznanie z Material Design</text:p>
          </table:table-cell>
          <table:table-cell table:style-name="ce18" office:value-type="string" calcext:value-type="string">
            <text:p>Suma godzin</text:p>
          </table:table-cell>
          <table:table-cell table:formula="of:=SUM([.D$1:.D$1048576])" office:value-type="float" office:value="163.5" calcext:value-type="float">
            <text:p>163,5</text:p>
          </table:table-cell>
        </table:table-row>
        <table:table-row table:style-name="ro1">
          <table:table-cell/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8-11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Zbudowanie podstawowej architektury aplikacji (MVVM)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10-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anie do bazy danych 2 produktów i wyświetlenie ich na ekranie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10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uka o coroutine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8-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aimplementowanie spersonalizowego RecyclerView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22" calcext:value-type="date">
            <text:p>2020-07-22</text:p>
          </table:table-cell>
          <table:table-cell office:value-type="string" calcext:value-type="string">
            <text:p>15-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dok dodawania produktu, nauka o animacjach przejścia pomiędzy aktywnościami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23" calcext:value-type="date">
            <text:p>2020-07-23</text:p>
          </table:table-cell>
          <table:table-cell office:value-type="string" calcext:value-type="string">
            <text:p>16-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prawki nad designem, drobne poprawki w kodzie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24" calcext:value-type="date">
            <text:p>2020-07-24</text:p>
          </table:table-cell>
          <table:table-cell office:value-type="string" calcext:value-type="string">
            <text:p>10-10.3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Konsultacja z mentorem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24" calcext:value-type="date">
            <text:p>2020-07-2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odawanie produktów do bazy danych przez użytkownika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25" calcext:value-type="date">
            <text:p>2020-07-25</text:p>
          </table:table-cell>
          <table:table-cell office:value-type="string" calcext:value-type="string">
            <text:p>10-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prawa dodawania produktów do bazy danych z użyciem pluginu ADB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27" calcext:value-type="date">
            <text:p>2020-07-27</text:p>
          </table:table-cell>
          <table:table-cell office:value-type="string" calcext:value-type="string">
            <text:p>8-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sługa usunięcia produktu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28" calcext:value-type="date">
            <text:p>2020-07-28</text:p>
          </table:table-cell>
          <table:table-cell office:value-type="string" calcext:value-type="string">
            <text:p>8-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uka o animacjach: biblioteka Spring, anim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29" calcext:value-type="date">
            <text:p>2020-07-29</text:p>
          </table:table-cell>
          <table:table-cell office:value-type="string" calcext:value-type="string">
            <text:p>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lementacja animacji podczas usuwania produktów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30" calcext:value-type="date">
            <text:p>2020-07-30</text:p>
          </table:table-cell>
          <table:table-cell office:value-type="string" calcext:value-type="string">
            <text:p>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uka o WorkManager oraz innych możliwościach procesów uruchamianych w tle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31" calcext:value-type="date">
            <text:p>2020-07-31</text:p>
          </table:table-cell>
          <table:table-cell office:value-type="string" calcext:value-type="string">
            <text:p>10-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uka o AlarmManager 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01" calcext:value-type="date">
            <text:p>2020-08-01</text:p>
          </table:table-cell>
          <table:table-cell office:value-type="string" calcext:value-type="string">
            <text:p>11-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plementacja AlarmManager do aplikacji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02" calcext:value-type="date">
            <text:p>2020-08-02</text:p>
          </table:table-cell>
          <table:table-cell office:value-type="string" calcext:value-type="string">
            <text:p>10-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plementacja DatePickera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03" calcext:value-type="date">
            <text:p>2020-08-03</text:p>
          </table:table-cell>
          <table:table-cell office:value-type="string" calcext:value-type="string">
            <text:p>9-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ification Manager, Notifcation Builder – poradniki oraz implementacja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04" calcext:value-type="date">
            <text:p>2020-08-04</text:p>
          </table:table-cell>
          <table:table-cell office:value-type="string" calcext:value-type="string">
            <text:p>8.30-13.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ification Manager, Notifcation Builder – poradniki oraz implementacja dalsza część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05" calcext:value-type="date">
            <text:p>2020-08-05</text:p>
          </table:table-cell>
          <table:table-cell office:value-type="string" calcext:value-type="string">
            <text:p>8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projektowanie wyglądu szczegółowego każdego produktu po kliknięciu na niego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06" calcext:value-type="date">
            <text:p>2020-08-06</text:p>
          </table:table-cell>
          <table:table-cell office:value-type="string" calcext:value-type="string">
            <text:p>10-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plementacja widoku szczegółowego produktu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07" calcext:value-type="date">
            <text:p>2020-08-07</text:p>
          </table:table-cell>
          <table:table-cell office:value-type="string" calcext:value-type="string">
            <text:p>11-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zycie coroutines przy otrzymywaniu indeksu wstawionego produktu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08" calcext:value-type="date">
            <text:p>2020-08-08</text:p>
          </table:table-cell>
          <table:table-cell office:value-type="string" calcext:value-type="string">
            <text:p>15-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omatyczne usunięcie produktu po upływie czasu ustawionego w Alarm Managerze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09" calcext:value-type="date">
            <text:p>2020-08-09</text:p>
          </table:table-cell>
          <table:table-cell office:value-type="string" calcext:value-type="string">
            <text:p>16-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rmacja o LiveData, próba implemtancji LiveData przy otrzymywaniu indeksu wstawianego produktu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10" calcext:value-type="date">
            <text:p>2020-08-10</text:p>
          </table:table-cell>
          <table:table-cell office:value-type="string" calcext:value-type="string">
            <text:p>9-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tawienie dodatkowego powiadomienia 1 dzień przed upływem daty przydatności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11" calcext:value-type="date">
            <text:p>2020-08-11</text:p>
          </table:table-cell>
          <table:table-cell office:value-type="string" calcext:value-type="string">
            <text:p>8-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gólne informacje o architekturze MVVM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12" calcext:value-type="date">
            <text:p>2020-08-12</text:p>
          </table:table-cell>
          <table:table-cell office:value-type="string" calcext:value-type="string">
            <text:p>10-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ormacje o MotionLayout, akutalizacja wersji środowiska oraz gradla, żeby było kompatybiln z MotionLayou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16" calcext:value-type="date">
            <text:p>2020-08-16</text:p>
          </table:table-cell>
          <table:table-cell office:value-type="string" calcext:value-type="string">
            <text:p>8-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sługa błędów przy wprowadzaniu nowego produktu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17" calcext:value-type="date">
            <text:p>2020-08-17</text:p>
          </table:table-cell>
          <table:table-cell office:value-type="string" calcext:value-type="string">
            <text:p>11-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danie nowej kolumny stanowiącej o aktywności produktu, progress indicator przy dodawania produktu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18" calcext:value-type="date">
            <text:p>2020-08-18</text:p>
          </table:table-cell>
          <table:table-cell office:value-type="string" calcext:value-type="string">
            <text:p>10-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prawa animacji przy LongClicku na itemView w RecyclerView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19" calcext:value-type="date">
            <text:p>2020-08-19</text:p>
          </table:table-cell>
          <table:table-cell office:value-type="string" calcext:value-type="string">
            <text:p>8-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cja Splash przy wlaczeniu aplikacji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0" calcext:value-type="date">
            <text:p>2020-08-20</text:p>
          </table:table-cell>
          <table:table-cell office:value-type="string" calcext:value-type="string">
            <text:p>10-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zeszukiwanie recyclerview – Filterab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 </number:text>
    </number:number-style>
    <number:number-style style:name="N11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text> </loext:text>
      <loext:fill-character> </loext:fill-character>
      <number:number number:decimal-places="1" loext:min-decimal-places="1" number:min-integer-digits="1" number:grouping="true"/>
      <number:text>  </number:text>
    </number:number-style>
    <number:number-style style:name="N118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.00.0000</text:date>, <text:time style:data-style-name="N2" text:time-value="11:02:53.44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0T10:02:28.183000000</meta:creation-date>
    <dc:date>2020-11-03T11:03:05.541000000</dc:date>
    <meta:editing-duration>P2DT13H5M21S</meta:editing-duration>
    <meta:editing-cycles>8</meta:editing-cycles>
    <meta:generator>LibreOffice/6.4.2.2$Windows_X86_64 LibreOffice_project/4e471d8c02c9c90f512f7f9ead8875b57fcb1ec3</meta:generator>
    <meta:document-statistic meta:table-count="1" meta:cell-count="184" meta:object-count="0"/>
  </office:meta>
</office:document-meta>
</file>